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6d18b" officeooo:paragraph-rsid="0006d18b"/>
    </style:style>
    <style:style style:name="P2" style:family="paragraph" style:parent-style-name="Standard">
      <style:text-properties officeooo:rsid="0006d18b" officeooo:paragraph-rsid="0006e2f2"/>
    </style:style>
    <style:style style:name="P3" style:family="paragraph" style:parent-style-name="Standard">
      <style:text-properties officeooo:rsid="0006e2f2" officeooo:paragraph-rsid="0006e2f2"/>
    </style:style>
    <style:style style:name="P4" style:family="paragraph" style:parent-style-name="Standard">
      <style:text-properties officeooo:rsid="0006e2f2" officeooo:paragraph-rsid="00072193"/>
    </style:style>
    <style:style style:name="P5" style:family="paragraph" style:parent-style-name="Standard">
      <style:text-properties officeooo:rsid="0006e2f2" officeooo:paragraph-rsid="001088c0"/>
    </style:style>
    <style:style style:name="P6" style:family="paragraph" style:parent-style-name="Standard">
      <style:text-properties officeooo:rsid="00072193" officeooo:paragraph-rsid="00072193"/>
    </style:style>
    <style:style style:name="P7" style:family="paragraph" style:parent-style-name="Standard">
      <style:text-properties officeooo:rsid="00146f93" officeooo:paragraph-rsid="00146f93"/>
    </style:style>
    <style:style style:name="P8" style:family="paragraph" style:parent-style-name="Standard">
      <style:text-properties fo:font-weight="bold" officeooo:rsid="00146f93" officeooo:paragraph-rsid="00146f93" style:font-weight-asian="bold" style:font-weight-complex="bold"/>
    </style:style>
    <style:style style:name="T1" style:family="text">
      <style:text-properties officeooo:rsid="0006e2f2"/>
    </style:style>
    <style:style style:name="T2" style:family="text">
      <style:text-properties officeooo:rsid="00072193"/>
    </style:style>
    <style:style style:name="T3" style:family="text">
      <style:text-properties officeooo:rsid="000c4720"/>
    </style:style>
    <style:style style:name="T4" style:family="text">
      <style:text-properties fo:font-variant="normal" fo:text-transform="none" fo:color="#1b1e25" style:font-name="Roboto" fo:font-size="12.6499996185303pt" fo:letter-spacing="normal" fo:font-style="normal" fo:font-weight="normal" loext:padding="0cm" loext:border="none"/>
    </style:style>
    <style:style style:name="T5" style:family="text">
      <style:text-properties fo:font-variant="normal" fo:text-transform="none" fo:color="#1b1e25" style:font-name="Roboto" fo:font-size="12.6499996185303pt" fo:letter-spacing="normal" fo:font-style="normal" fo:font-weight="normal" officeooo:rsid="00101e65" loext:padding="0cm" loext:border="none"/>
    </style:style>
    <style:style style:name="T6" style:family="text">
      <style:text-properties officeooo:rsid="000e96cf"/>
    </style:style>
    <style:style style:name="T7" style:family="text">
      <style:text-properties officeooo:rsid="000f65b5"/>
    </style:style>
    <style:style style:name="T8" style:family="text">
      <style:text-properties officeooo:rsid="00101e65"/>
    </style:style>
    <style:style style:name="T9" style:family="text">
      <style:text-properties officeooo:rsid="001088c0"/>
    </style:style>
    <style:style style:name="T10" style:family="text">
      <style:text-properties officeooo:rsid="00122aa5"/>
    </style:style>
    <style:style style:name="T11" style:family="text">
      <style:text-properties officeooo:rsid="00137db1"/>
    </style:style>
    <style:style style:name="T12" style:family="text">
      <style:text-properties officeooo:rsid="00146f93"/>
    </style:style>
    <style:style style:name="T1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3">Start:</text:span></text:p>
      <text:p text:style-name="P6"/>
      <text:p text:style-name="P6"><text:span text:style-name="T12">Welcome to Jack‘s Lumber!! </text:span>It's winter. It's bitterly cold. Unfortunately you have hardly any firewood left to keep you and your family warm and safe from cold death.</text:p>
      <text:p text:style-name="P6">It is good that you live in the middle of a huge forest. There is wood everywhere.</text:p>
      <text:p text:style-name="P6">What is bad is that it is a dark magic forest. You will find more than firewood. Better said it will find you.</text:p>
      <text:p text:style-name="P6">Get wood and keep the fire burning. So your family is not only protected from the bitter cold! If the fire goes out...</text:p>
      <text:p text:style-name="P6"/>
      <text:p text:style-name="P6"/>
      <text:p text:style-name="P6"/>
      <text:p text:style-name="P8">Game Over:</text:p>
      <text:p text:style-name="P4"/>
      <text:p text:style-name="P5">Alone and abandoned. You didn't make it, your family is lost. So are you. Maybe you'll be more successful in your next life. Now you can follow your family into the <text:span text:style-name="T9">unknown </text:span>darkness.</text:p>
      <text:p text:style-name="P5"><text:span text:style-name="T3">Game over...</text:span></text:p>
      <text:p text:style-name="P3"/>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3:29:37.543567675</meta:creation-date>
    <dc:date>2019-01-27T10:23:11.523405764</dc:date>
    <meta:editing-duration>PT13H27M47S</meta:editing-duration>
    <meta:editing-cycles>1</meta:editing-cycles>
    <meta:document-statistic meta:table-count="0" meta:image-count="0" meta:object-count="0" meta:page-count="1" meta:paragraph-count="8" meta:word-count="129" meta:character-count="686" meta:non-whitespace-character-count="565"/>
    <meta:generator>LibreOffice/5.4.6.2$MacOSX_X86_64 LibreOffice_project/4014ce260a04f1026ba855d3b8d91541c224eab8</meta:generator>
  </office:meta>
</office:document-meta>
</file>